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aee" officeooo:paragraph-rsid="0013aaee"/>
    </style:style>
    <style:style style:name="P2" style:family="paragraph" style:parent-style-name="Standard">
      <style:text-properties officeooo:paragraph-rsid="0013aaee"/>
    </style:style>
    <style:style style:name="P3" style:family="paragraph" style:parent-style-name="Standard">
      <style:text-properties fo:font-weight="bold" officeooo:rsid="0013aaee" officeooo:paragraph-rsid="0013aaee" style:font-weight-asian="bold" style:font-weight-complex="bold"/>
    </style:style>
    <style:style style:name="P4" style:family="paragraph" style:parent-style-name="Standard">
      <style:text-properties fo:font-weight="bold" officeooo:rsid="0014be13" officeooo:paragraph-rsid="0014be13" style:font-weight-asian="bold" style:font-weight-complex="bold"/>
    </style:style>
    <style:style style:name="P5" style:family="paragraph" style:parent-style-name="Standard">
      <style:text-properties fo:font-weight="normal" officeooo:rsid="0014be13" officeooo:paragraph-rsid="0014be13" style:font-weight-asian="normal" style:font-weight-complex="normal"/>
    </style:style>
    <style:style style:name="P6" style:family="paragraph" style:parent-style-name="Standard">
      <style:text-properties officeooo:paragraph-rsid="0014be13"/>
    </style:style>
    <style:style style:name="P7" style:family="paragraph" style:parent-style-name="Standard">
      <style:text-properties style:font-name="Liberation Mono" fo:font-size="11pt" fo:font-weight="bold" officeooo:paragraph-rsid="0013aaee" style:font-size-asian="11pt" style:font-weight-asian="bold" style:font-size-complex="11pt" style:font-weight-complex="bold"/>
    </style:style>
    <style:style style:name="P8" style:family="paragraph" style:parent-style-name="Standard">
      <style:text-properties officeooo:paragraph-rsid="00152f0a"/>
    </style:style>
    <style:style style:name="P9" style:family="paragraph" style:parent-style-name="Standard">
      <style:text-properties officeooo:paragraph-rsid="001550e2"/>
    </style:style>
    <style:style style:name="P10" style:family="paragraph" style:parent-style-name="Standard">
      <style:text-properties officeooo:paragraph-rsid="0016c64c"/>
    </style:style>
    <style:style style:name="P11" style:family="paragraph" style:parent-style-name="Standard">
      <style:text-properties fo:font-size="10.5pt" officeooo:paragraph-rsid="0016c64c" style:font-size-asian="10.5pt" style:font-size-complex="10.5pt"/>
    </style:style>
    <style:style style:name="P12" style:family="paragraph" style:parent-style-name="Standard">
      <style:text-properties fo:font-size="10.5pt" fo:font-weight="bold" officeooo:paragraph-rsid="0016c64c" style:font-size-asian="10.5pt" style:font-weight-asian="bold" style:font-size-complex="10.5pt" style:font-weight-complex="bold"/>
    </style:style>
    <style:style style:name="P13" style:family="paragraph" style:parent-style-name="Standard">
      <style:text-properties fo:font-size="10.5pt" fo:font-weight="bold" officeooo:rsid="0016c64c" officeooo:paragraph-rsid="0016c64c" style:font-size-asian="10.5pt" style:font-weight-asian="bold" style:font-size-complex="10.5pt" style:font-weight-complex="bold"/>
    </style:style>
    <style:style style:name="P14" style:family="paragraph" style:parent-style-name="Standard">
      <style:text-properties fo:font-size="10.5pt" fo:font-weight="normal" officeooo:rsid="001c374c" officeooo:paragraph-rsid="001c374c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font-size="10.5pt" fo:font-weight="normal" officeooo:rsid="001c374c" officeooo:paragraph-rsid="001cf743" style:font-size-asian="10.5pt" style:font-weight-asian="normal" style:font-size-complex="10.5pt" style:font-weight-complex="normal"/>
    </style:style>
    <style:style style:name="P16" style:family="paragraph" style:parent-style-name="Standard">
      <style:text-properties officeooo:paragraph-rsid="0018632b"/>
    </style:style>
    <style:style style:name="P17" style:family="paragraph" style:parent-style-name="Standard">
      <style:text-properties officeooo:paragraph-rsid="001c374c"/>
    </style:style>
    <style:style style:name="P18" style:family="paragraph" style:parent-style-name="Standard">
      <style:text-properties officeooo:paragraph-rsid="001cf743"/>
    </style:style>
    <style:style style:name="P19" style:family="paragraph" style:parent-style-name="Standard">
      <style:text-properties officeooo:paragraph-rsid="001e3a52"/>
    </style:style>
    <style:style style:name="P20" style:family="paragraph" style:parent-style-name="Standard">
      <style:text-properties style:font-name="Liberation Serif" fo:font-size="11pt" fo:font-weight="normal" officeooo:rsid="001c374c" officeooo:paragraph-rsid="001cf743" style:font-size-asian="11pt" style:font-weight-asian="normal" style:font-size-complex="11pt" style:font-weight-complex="normal"/>
    </style:style>
    <style:style style:name="P21" style:family="paragraph" style:parent-style-name="Standard">
      <style:text-properties officeooo:paragraph-rsid="001e5dd0"/>
    </style:style>
    <style:style style:name="P22" style:family="paragraph" style:parent-style-name="Standard">
      <style:text-properties fo:font-weight="normal" officeooo:rsid="0014be13" officeooo:paragraph-rsid="001e5dd0" style:font-weight-asian="normal" style:font-weight-complex="normal"/>
    </style:style>
    <style:style style:name="P23" style:family="paragraph" style:parent-style-name="Standard">
      <style:text-properties officeooo:paragraph-rsid="001ec2f7"/>
    </style:style>
    <style:style style:name="P24" style:family="paragraph" style:parent-style-name="Standard">
      <style:text-properties fo:font-size="10.5pt" officeooo:paragraph-rsid="001ec2f7" style:font-size-asian="10.5pt" style:font-size-complex="10.5pt"/>
    </style:style>
    <style:style style:name="P25" style:family="paragraph" style:parent-style-name="Standard">
      <style:text-properties fo:font-size="10.5pt" fo:font-weight="bold" officeooo:paragraph-rsid="001ec2f7" style:font-size-asian="10.5pt" style:font-weight-asian="bold" style:font-size-complex="10.5pt" style:font-weight-complex="bold"/>
    </style:style>
    <style:style style:name="P26" style:family="paragraph" style:parent-style-name="Standard">
      <style:text-properties officeooo:paragraph-rsid="0018632b"/>
    </style:style>
    <style:style style:name="P27" style:family="paragraph" style:parent-style-name="Standard">
      <style:text-properties officeooo:paragraph-rsid="001c374c"/>
    </style:style>
    <style:style style:name="T1" style:family="text">
      <style:text-properties officeooo:rsid="00128843"/>
    </style:style>
    <style:style style:name="T2" style:family="text">
      <style:text-properties officeooo:rsid="0013aae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8843" style:font-weight-asian="bold" style:font-weight-complex="bold"/>
    </style:style>
    <style:style style:name="T5" style:family="text">
      <style:text-properties fo:font-weight="bold" officeooo:rsid="0016c64c" style:font-weight-asian="bold" style:font-weight-complex="bold"/>
    </style:style>
    <style:style style:name="T6" style:family="text">
      <style:text-properties fo:font-weight="bold" officeooo:rsid="0018632b" style:font-weight-asian="bold" style:font-weight-complex="bold"/>
    </style:style>
    <style:style style:name="T7" style:family="text">
      <style:text-properties officeooo:rsid="0014be13"/>
    </style:style>
    <style:style style:name="T8" style:family="text">
      <style:text-properties fo:font-weight="normal" officeooo:rsid="0016c64c" style:font-weight-asian="normal" style:font-weight-complex="normal"/>
    </style:style>
    <style:style style:name="T9" style:family="text">
      <style:text-properties fo:font-weight="normal" officeooo:rsid="0018632b" style:font-weight-asian="normal" style:font-weight-complex="normal"/>
    </style:style>
    <style:style style:name="T10" style:family="text">
      <style:text-properties fo:font-weight="normal" officeooo:rsid="001ec2f7" style:font-weight-asian="normal" style:font-weight-complex="normal"/>
    </style:style>
    <style:style style:name="T11" style:family="text">
      <style:text-properties style:font-name="Liberation Serif" fo:font-weight="bold" style:font-weight-asian="bold" style:font-weight-complex="bold"/>
    </style:style>
    <style:style style:name="T12" style:family="text">
      <style:text-properties style:font-name="Liberation Serif" fo:font-weight="bold" officeooo:rsid="0014be13" style:font-weight-asian="bold" style:font-weight-complex="bold"/>
    </style:style>
    <style:style style:name="T13" style:family="text">
      <style:text-properties style:font-name="Liberation Serif" fo:font-weight="bold" officeooo:rsid="00152f0a" style:font-weight-asian="bold" style:font-weight-complex="bold"/>
    </style:style>
    <style:style style:name="T14" style:family="text">
      <style:text-properties style:font-name="Liberation Serif" fo:font-weight="bold" officeooo:rsid="001550e2" style:font-weight-asian="bold" style:font-weight-complex="bold"/>
    </style:style>
    <style:style style:name="T15" style:family="text">
      <style:text-properties style:font-name="Liberation Serif" fo:font-weight="bold" officeooo:rsid="001e5dd0" style:font-weight-asian="bold" style:font-weight-complex="bold"/>
    </style:style>
    <style:style style:name="T16" style:family="text">
      <style:text-properties style:font-name="Liberation Serif" fo:font-weight="normal" officeooo:rsid="0014be13" style:font-weight-asian="normal" style:font-weight-complex="normal"/>
    </style:style>
    <style:style style:name="T17" style:family="text">
      <style:text-properties style:font-name="Liberation Serif" fo:font-weight="normal" officeooo:rsid="00152f0a" style:font-weight-asian="normal" style:font-weight-complex="normal"/>
    </style:style>
    <style:style style:name="T18" style:family="text">
      <style:text-properties style:font-name="Liberation Serif" fo:font-weight="normal" officeooo:rsid="001550e2" style:font-weight-asian="normal" style:font-weight-complex="normal"/>
    </style:style>
    <style:style style:name="T19" style:family="text">
      <style:text-properties style:font-name="Liberation Serif" fo:font-weight="normal" officeooo:rsid="0016c64c" style:font-weight-asian="normal" style:font-weight-complex="normal"/>
    </style:style>
    <style:style style:name="T20" style:family="text">
      <style:text-properties style:font-name="Liberation Serif" fo:font-weight="normal" officeooo:rsid="0018632b" style:font-weight-asian="normal" style:font-weight-complex="normal"/>
    </style:style>
    <style:style style:name="T21" style:family="text">
      <style:text-properties style:font-name="Liberation Serif" fo:font-weight="normal" officeooo:rsid="001cf743" style:font-weight-asian="normal" style:font-weight-complex="normal"/>
    </style:style>
    <style:style style:name="T22" style:family="text">
      <style:text-properties style:font-name="Liberation Serif" fo:font-weight="normal" officeooo:rsid="001e5dd0" style:font-weight-asian="normal" style:font-weight-complex="normal"/>
    </style:style>
    <style:style style:name="T23" style:family="text">
      <style:text-properties style:font-name="Liberation Serif" officeooo:rsid="00152f0a"/>
    </style:style>
    <style:style style:name="T24" style:family="text">
      <style:text-properties style:font-name="Liberation Serif" fo:font-size="11pt" fo:font-style="normal" fo:font-weight="normal" officeooo:rsid="001cf743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Liberation Serif" fo:font-size="11pt" fo:font-style="normal" fo:font-weight="normal" officeooo:rsid="001e3a52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Liberation Serif" fo:font-size="11pt" fo:font-style="normal" fo:font-weight="normal" officeooo:rsid="001ec2f7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Liberation Serif" fo:font-size="11pt" fo:font-style="normal" fo:font-weight="bold" officeooo:rsid="001e3a52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style:font-name="Liberation Serif" fo:font-size="11pt" fo:font-style="normal" fo:font-weight="bold" officeooo:rsid="001cf743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Liberation Serif" fo:font-size="11pt" fo:font-weight="normal" officeooo:rsid="001c374c" style:font-size-asian="11pt" style:font-weight-asian="normal" style:font-size-complex="11pt" style:font-weight-complex="normal"/>
    </style:style>
    <style:style style:name="T30" style:family="text">
      <style:text-properties style:font-name="Liberation Serif" fo:font-size="11pt" fo:font-weight="normal" officeooo:rsid="001cf743" style:font-size-asian="11pt" style:font-weight-asian="normal" style:font-size-complex="11pt" style:font-weight-complex="normal"/>
    </style:style>
    <style:style style:name="T31" style:family="text">
      <style:text-properties style:font-name="Liberation Serif" fo:font-size="11pt" fo:font-weight="normal" officeooo:rsid="001e3a52" style:font-size-asian="11pt" style:font-weight-asian="normal" style:font-size-complex="11pt" style:font-weight-complex="normal"/>
    </style:style>
    <style:style style:name="T32" style:family="text">
      <style:text-properties style:font-name="Liberation Serif" fo:font-size="11pt" fo:font-weight="normal" officeooo:rsid="001ec2f7" style:font-size-asian="11pt" style:font-weight-asian="normal" style:font-size-complex="11pt" style:font-weight-complex="normal"/>
    </style:style>
    <style:style style:name="T33" style:family="text">
      <style:text-properties style:font-name="Liberation Serif" fo:font-size="11pt" fo:font-weight="bold" officeooo:rsid="001c374c" style:font-size-asian="11pt" style:font-weight-asian="bold" style:font-size-complex="11pt" style:font-weight-complex="bold"/>
    </style:style>
    <style:style style:name="T34" style:family="text">
      <style:text-properties style:font-name="Liberation Serif" fo:font-size="11pt" fo:font-weight="bold" officeooo:rsid="001cf743" style:font-size-asian="11pt" style:font-weight-asian="bold" style:font-size-complex="11pt" style:font-weight-complex="bold"/>
    </style:style>
    <style:style style:name="T35" style:family="text">
      <style:text-properties style:font-name="Liberation Serif" fo:font-size="11pt" fo:font-weight="bold" officeooo:rsid="001e3a52" style:font-size-asian="11pt" style:font-weight-asian="bold" style:font-size-complex="11pt" style:font-weight-complex="bold"/>
    </style:style>
    <style:style style:name="T36" style:family="text">
      <style:text-properties style:font-name="Liberation Serif" fo:font-size="11pt" fo:font-style="italic" fo:font-weight="bold" officeooo:rsid="001cf743" style:font-size-asian="11pt" style:font-style-asian="italic" style:font-weight-asian="bold" style:font-size-complex="11pt" style:font-style-complex="italic" style:font-weight-complex="bold"/>
    </style:style>
    <style:style style:name="T37" style:family="text">
      <style:text-properties style:font-name="Liberation Serif" officeooo:rsid="001ec2f7"/>
    </style:style>
    <style:style style:name="T38" style:family="text">
      <style:text-properties officeooo:rsid="0016c64c"/>
    </style:style>
    <style:style style:name="T39" style:family="text">
      <style:text-properties fo:font-size="10.5pt" officeooo:rsid="0018632b" style:font-size-asian="10.5pt" style:font-size-complex="10.5pt"/>
    </style:style>
    <style:style style:name="T40" style:family="text">
      <style:text-properties fo:font-size="10.5pt" officeooo:rsid="0016c64c" style:font-size-asian="10.5pt" style:font-size-complex="10.5pt"/>
    </style:style>
    <style:style style:name="T41" style:family="text">
      <style:text-properties fo:font-size="10.5pt" officeooo:rsid="001ec2f7" style:font-size-asian="10.5pt" style:font-size-complex="10.5pt"/>
    </style:style>
    <style:style style:name="T42" style:family="text">
      <style:text-properties fo:font-size="10.5pt" fo:font-weight="bold" officeooo:rsid="0016c64c" style:font-size-asian="10.5pt" style:font-weight-asian="bold" style:font-size-complex="10.5pt" style:font-weight-complex="bold"/>
    </style:style>
    <style:style style:name="T43" style:family="text">
      <style:text-properties fo:font-size="10.5pt" style:font-size-asian="9.14999961853027pt" style:font-size-complex="10.5pt"/>
    </style:style>
    <style:style style:name="T44" style:family="text">
      <style:text-properties officeooo:rsid="001e5dd0"/>
    </style:style>
    <style:style style:name="T45" style:family="text">
      <style:text-properties officeooo:rsid="001ec2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***************************************************************************</text:p>
      <text:p text:style-name="P1">TLS/SSL Destekli Ec25 – Sunucu Haberleşme Kurulumu Dökümanı</text:p>
      <text:p text:style-name="P1">********************************************************************************</text:p>
      <text:p text:style-name="Standard"/>
      <text:p text:style-name="P2"><text:span text:style-name="T2">1. </text:span>Cross compile işlemine ihtiyaç vardır. Aşağıdaki komut ile <text:span text:style-name="T2">compiler</text:span> kurulur.</text:p>
      <text:p text:style-name="Standard"/>
      <text:p text:style-name="Standard"><text:span text:style-name="T1"><text:tab/></text:span><text:span text:style-name="T4">$ </text:span><text:span text:style-name="T3">sudo apt-get install gcc-arm-linux-gnueabihf</text:span></text:p>
      <text:p text:style-name="P1"/>
      <text:p text:style-name="P2"><text:span text:style-name="T2">2. </text:span>Kodlar statik olarak derleneceği için, ihtiyaç duyulan OpenSSL kütüphanesi kurulur ve gerekli yapılandırmalar gerçekleştirilir.</text:p>
      <text:p text:style-name="P1"><text:tab/></text:p>
      <text:p text:style-name="P1"><text:tab/># İlgili sıkıştırılmış dosya indirilir, arşivden çıkarıldıktan sonra klasöre girilir.</text:p>
      <text:p text:style-name="P1"><text:span text:style-name="T3"><text:tab/>$ wget </text:span><text:a xlink:type="simple" xlink:href="https://www.openssl.org/source/openssl-3.0.0.tar.gz" text:style-name="Internet_20_link" text:visited-style-name="Visited_20_Internet_20_Link"><text:span text:style-name="T3">https://www.openssl.org/source/openssl-3.0.0.tar.gz</text:span></text:a></text:p>
      <text:p text:style-name="P3"><text:tab/>$ tar xzf openssl-3.0.0.tar.gz</text:p>
      <text:p text:style-name="P3"><text:tab/>$ cd openssl-3.0.0</text:p>
      <text:p text:style-name="P2"/>
      <text:p text:style-name="P21"><text:span text:style-name="T2"><text:tab/></text:span><text:span text:style-name="T7"># </text:span>İlgili konfigürasyonlar yapıldıktan sonra kurulum gerçekleştirilir.<text:span text:style-name="T2"> <text:s text:c="2"/></text:span></text:p>
      <text:p text:style-name="P7"><text:tab/><text:span text:style-name="T7">$ export CROSS_COMPILE=arm-linux-gnueabihf-</text:span></text:p>
      <text:p text:style-name="P7"><text:tab/><text:span text:style-name="T7">$ </text:span>./Configure linux-armv4 no-shared –prefix=$PWD/../openssl-armv7</text:p>
      <text:p text:style-name="P7"><text:span text:style-name="T7"><text:tab/>$ </text:span>make -j4</text:p>
      <text:p text:style-name="P7"><text:span text:style-name="T7"><text:tab/>$ </text:span>make install_sw</text:p>
      <text:p text:style-name="P7"/>
      <text:p text:style-name="P5">3. Git Clone komutu ile PAHO k<text:span text:style-name="T44">ü</text:span>t<text:span text:style-name="T44">ü</text:span>phanesi proje dosyas<text:span text:style-name="T44">ı</text:span>na indirilir</text:p>
      <text:p text:style-name="P5"><text:tab/>$ <text:span text:style-name="T3">git clone </text:span><text:a xlink:type="simple" xlink:href="https://github.com/eclipse/paho.mqtt.c.git" text:style-name="Internet_20_link" text:visited-style-name="Visited_20_Internet_20_Link"><text:span text:style-name="T3">https://github.com/eclipse/paho.mqtt.c.git</text:span></text:a></text:p>
      <text:p text:style-name="P4"/>
      <text:p text:style-name="P22">4. indirilen PAHO k<text:span text:style-name="T44">ü</text:span>t<text:span text:style-name="T44">ü</text:span>phanesi<text:span text:style-name="T44">ne</text:span> cd komutu ile girilir, <text:span text:style-name="T44">ö</text:span>nceki veya default derleme(build) dosyas<text:span text:style-name="T44">ı</text:span> var ise kald<text:span text:style-name="T44">ı</text:span>r<text:span text:style-name="T44">ı</text:span>l<text:span text:style-name="T44">ı</text:span>r. Yeni dosya olu<text:span text:style-name="T44">ş</text:span>turularak i<text:span text:style-name="T44">ç</text:span>ine girilir.</text:p>
      <text:p text:style-name="P4"><text:tab/></text:p>
      <text:p text:style-name="P6"><text:span text:style-name="T12"><text:tab/>$ </text:span><text:span text:style-name="Source_20_Text"><text:span text:style-name="T11">cd paho.mqtt.c</text:span></text:span></text:p>
      <text:p text:style-name="P6"><text:span text:style-name="Source_20_Text"><text:span text:style-name="T11"><text:tab/></text:span></text:span><text:span text:style-name="Source_20_Text"><text:span text:style-name="T12">$ </text:span></text:span><text:span text:style-name="Source_20_Text"><text:span text:style-name="T11">rm -rf build_arm</text:span></text:span></text:p>
      <text:p text:style-name="P6"><text:span text:style-name="Source_20_Text"><text:span text:style-name="T11"><text:tab/></text:span></text:span><text:span text:style-name="Source_20_Text"><text:span text:style-name="T12">$ </text:span></text:span><text:span text:style-name="Source_20_Text"><text:span text:style-name="T11">mkdir build_arm &amp;&amp; cd build_arm</text:span></text:span></text:p>
      <text:p text:style-name="P6"><text:span text:style-name="Source_20_Text"><text:span text:style-name="T16"/></text:span></text:p>
      <text:p text:style-name="P6"><text:span text:style-name="Source_20_Text"><text:span text:style-name="T16">5. ilgili ad</text:span></text:span><text:span text:style-name="Source_20_Text"><text:span text:style-name="T22">ı</text:span></text:span><text:span text:style-name="Source_20_Text"><text:span text:style-name="T16">mlara ilerleme </text:span></text:span><text:span text:style-name="Source_20_Text"><text:span text:style-name="T22">ö</text:span></text:span><text:span text:style-name="Source_20_Text"><text:span text:style-name="T16">ncesi proje dosyasinin asa</text:span></text:span><text:span text:style-name="Source_20_Text"><text:span text:style-name="T22">ğı</text:span></text:span><text:span text:style-name="Source_20_Text"><text:span text:style-name="T16">daki gibi g</text:span></text:span><text:span text:style-name="Source_20_Text"><text:span text:style-name="T22">ö</text:span></text:span><text:span text:style-name="Source_20_Text"><text:span text:style-name="T16">r</text:span></text:span><text:span text:style-name="Source_20_Text"><text:span text:style-name="T22">ü</text:span></text:span><text:span text:style-name="Source_20_Text"><text:span text:style-name="T16">nmesi d</text:span></text:span><text:span text:style-name="Source_20_Text"><text:span text:style-name="T22">ö</text:span></text:span><text:span text:style-name="Source_20_Text"><text:span text:style-name="T16">k</text:span></text:span><text:span text:style-name="Source_20_Text"><text:span text:style-name="T22">ü</text:span></text:span><text:span text:style-name="Source_20_Text"><text:span text:style-name="T16">mantasyon ile paralellik sa</text:span></text:span><text:span text:style-name="Source_20_Text"><text:span text:style-name="T22">ğ</text:span></text:span><text:span text:style-name="Source_20_Text"><text:span text:style-name="T16">layacakt</text:span></text:span><text:span text:style-name="Source_20_Text"><text:span text:style-name="T22">ı</text:span></text:span><text:span text:style-name="Source_20_Text"><text:span text:style-name="T16">r.</text:span></text:span></text:p>
      <text:p text:style-name="P6"><text:span text:style-name="Source_20_Text"><text:span text:style-name="T16"/></text:span></text:p>
      <text:p text:style-name="P6"><text:span text:style-name="Source_20_Text"><text:span text:style-name="T16">mqtt_tls_project/</text:span></text:span></text:p>
      <text:p text:style-name="P8"><text:span text:style-name="Source_20_Text"><text:span text:style-name="T16">├── </text:span></text:span><text:span text:style-name="Source_20_Text"><text:span text:style-name="T17">openssl-armv7/ <text:s text:c="12"/># Derleme sonras</text:span></text:span><text:span text:style-name="Source_20_Text"><text:span text:style-name="T22">ı</text:span></text:span><text:span text:style-name="Source_20_Text"><text:span text:style-name="T17"> olu</text:span></text:span><text:span text:style-name="Source_20_Text"><text:span text:style-name="T22">ş</text:span></text:span><text:span text:style-name="Source_20_Text"><text:span text:style-name="T17">turulan openssl dosyas</text:span></text:span><text:span text:style-name="Source_20_Text"><text:span text:style-name="T22">ı</text:span></text:span></text:p>
      <text:p text:style-name="P8"><text:span text:style-name="Source_20_Text"><text:span text:style-name="T16">│</text:span></text:span></text:p>
      <text:p text:style-name="P6"><text:span text:style-name="Source_20_Text"><text:span text:style-name="T16">├── certs/ <text:s text:c="17"/># Sertifika olusturulmas</text:span></text:span><text:span text:style-name="Source_20_Text"><text:span text:style-name="T22">ı</text:span></text:span><text:span text:style-name="Source_20_Text"><text:span text:style-name="T16"> iler</text:span></text:span><text:span text:style-name="Source_20_Text"><text:span text:style-name="T22">ideki</text:span></text:span><text:span text:style-name="Source_20_Text"><text:span text:style-name="T16"> ad</text:span></text:span><text:span text:style-name="Source_20_Text"><text:span text:style-name="T22">ı</text:span></text:span><text:span text:style-name="Source_20_Text"><text:span text:style-name="T16">mlardad</text:span></text:span><text:span text:style-name="Source_20_Text"><text:span text:style-name="T22">ı</text:span></text:span><text:span text:style-name="Source_20_Text"><text:span text:style-name="T16">r(bk</text:span></text:span><text:span text:style-name="Source_20_Text"><text:span text:style-name="T20">z. madde 7</text:span></text:span><text:span text:style-name="Source_20_Text"><text:span text:style-name="T16">)</text:span></text:span></text:p>
      <text:p text:style-name="P6"><text:span text:style-name="Source_20_Text"><text:span text:style-name="T16">│ <text:s text:c="2"/>├── ca.crt</text:span></text:span></text:p>
      <text:p text:style-name="P6"><text:span text:style-name="Source_20_Text"><text:span text:style-name="T16">│ <text:s text:c="2"/>├── server.crt</text:span></text:span></text:p>
      <text:p text:style-name="P6"><text:span text:style-name="Source_20_Text"><text:span text:style-name="T16">│ <text:s text:c="2"/>├── server.key</text:span></text:span></text:p>
      <text:p text:style-name="P6"><text:span text:style-name="Source_20_Text"><text:span text:style-name="T16">│ <text:s text:c="2"/>├── client.crt</text:span></text:span></text:p>
      <text:p text:style-name="P8"><text:span text:style-name="Source_20_Text"><text:span text:style-name="T16">│ <text:s text:c="2"/>└── client.key</text:span></text:span></text:p>
      <text:p text:style-name="P8"><text:span text:style-name="Source_20_Text"><text:span text:style-name="T16">│</text:span></text:span></text:p>
      <text:p text:style-name="P6"><text:span text:style-name="Source_20_Text"><text:span text:style-name="T16">├── broker.c <text:s text:c="14"/># Custom Broker kodu</text:span></text:span></text:p>
      <text:p text:style-name="P6"><text:span text:style-name="Source_20_Text"><text:span text:style-name="T16">├── client.c <text:s text:c="15"/># Custom Client kodu</text:span></text:span></text:p>
      <text:p text:style-name="P8"><text:span text:style-name="Source_20_Text"><text:span text:style-name="T16">│</text:span></text:span></text:p>
      <text:p text:style-name="P6"><text:span text:style-name="Source_20_Text"><text:span text:style-name="T16">├── paho.mqtt.c/ <text:s text:c="7"/># GitHub’tan indirilmi</text:span></text:span><text:span text:style-name="Source_20_Text"><text:span text:style-name="T22">ş</text:span></text:span><text:span text:style-name="Source_20_Text"><text:span text:style-name="T16"> PAHO k</text:span></text:span><text:span text:style-name="Source_20_Text"><text:span text:style-name="T22">ü</text:span></text:span><text:span text:style-name="Source_20_Text"><text:span text:style-name="T16">t</text:span></text:span><text:span text:style-name="Source_20_Text"><text:span text:style-name="T22">ü</text:span></text:span><text:span text:style-name="Source_20_Text"><text:span text:style-name="T16">phanesi</text:span></text:span></text:p>
      <text:p text:style-name="P6"><text:span text:style-name="Source_20_Text"><text:span text:style-name="T16">│ <text:s text:c="2"/>├── src/<text:tab/><text:tab/> # belirli importlari i</text:span></text:span><text:span text:style-name="Source_20_Text"><text:span text:style-name="T22">ç</text:span></text:span><text:span text:style-name="Source_20_Text"><text:span text:style-name="T16">eren “src” dosyasi</text:span></text:span></text:p>
      <text:p text:style-name="P6"><text:span text:style-name="Source_20_Text"><text:span text:style-name="T16">│ <text:s text:c="2"/>└── build_arm/<text:tab/> #Taraf</text:span></text:span><text:span text:style-name="Source_20_Text"><text:span text:style-name="T22">ı</text:span></text:span><text:span text:style-name="Source_20_Text"><text:span text:style-name="T16">m</text:span></text:span><text:span text:style-name="Source_20_Text"><text:span text:style-name="T22">ı</text:span></text:span><text:span text:style-name="Source_20_Text"><text:span text:style-name="T16">zca olu</text:span></text:span><text:span text:style-name="Source_20_Text"><text:span text:style-name="T22">ş</text:span></text:span><text:span text:style-name="Source_20_Text"><text:span text:style-name="T16">turulan </text:span></text:span><text:span text:style-name="Source_20_Text"><text:span text:style-name="T22">“</text:span></text:span><text:span text:style-name="Source_20_Text"><text:span text:style-name="T16">build” dosyas</text:span></text:span><text:span text:style-name="Source_20_Text"><text:span text:style-name="T22">ı</text:span></text:span></text:p>
      <text:p text:style-name="P8"><text:span text:style-name="Source_20_Text"><text:span text:style-name="T16">│</text:span></text:span></text:p>
      <text:p text:style-name="P6"><text:span text:style-name="Source_20_Text"><text:span text:style-name="T16">└── Makefile</text:span></text:span></text:p>
      <text:p text:style-name="P21"><text:soft-page-break/><text:span text:style-name="Source_20_Text"><text:span text:style-name="T17">6. PAHO </text:span></text:span><text:span text:style-name="Source_20_Text"><text:span text:style-name="T22">kütüphanesi</text:span></text:span><text:span text:style-name="Source_20_Text"><text:span text:style-name="T17"> i</text:span></text:span><text:span text:style-name="Source_20_Text"><text:span text:style-name="T22">ç</text:span></text:span><text:span text:style-name="Source_20_Text"><text:span text:style-name="T17">erisinde</text:span></text:span><text:span text:style-name="Source_20_Text"><text:span text:style-name="T22">ki</text:span></text:span><text:span text:style-name="Source_20_Text"><text:span text:style-name="T17"> "build_arm" klasor</text:span></text:span><text:span text:style-name="Source_20_Text"><text:span text:style-name="T22">ü</text:span></text:span><text:span text:style-name="Source_20_Text"><text:span text:style-name="T17">nde belirli CMAKE parametreleri girilmelidir. Bu parametreler PAHO k</text:span></text:span><text:span text:style-name="Source_20_Text"><text:span text:style-name="T22">ütü</text:span></text:span><text:span text:style-name="Source_20_Text"><text:span text:style-name="T17">phanesini istedi</text:span></text:span><text:span text:style-name="Source_20_Text"><text:span text:style-name="T22">ğ</text:span></text:span><text:span text:style-name="Source_20_Text"><text:span text:style-name="T17">imiz </text:span></text:span><text:span text:style-name="Source_20_Text"><text:span text:style-name="T22">ö</text:span></text:span><text:span text:style-name="Source_20_Text"><text:span text:style-name="T17">zellikler ile yap</text:span></text:span><text:span text:style-name="Source_20_Text"><text:span text:style-name="T22">ı</text:span></text:span><text:span text:style-name="Source_20_Text"><text:span text:style-name="T17">land</text:span></text:span><text:span text:style-name="Source_20_Text"><text:span text:style-name="T22">ı</text:span></text:span><text:span text:style-name="Source_20_Text"><text:span text:style-name="T17">racakt</text:span></text:span><text:span text:style-name="Source_20_Text"><text:span text:style-name="T22">ı</text:span></text:span><text:span text:style-name="Source_20_Text"><text:span text:style-name="T17">r;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<text:tab/>Not : DOPENSSL (en son 3 parametre) olu</text:span></text:span><text:span text:style-name="Source_20_Text"><text:span text:style-name="T22">ş</text:span></text:span><text:span text:style-name="Source_20_Text"><text:span text:style-name="T17">t</text:span></text:span><text:span text:style-name="Source_20_Text"><text:span text:style-name="T22">urmuş</text:span></text:span><text:span text:style-name="Source_20_Text"><text:span text:style-name="T17"> oldu</text:span></text:span><text:span text:style-name="Source_20_Text"><text:span text:style-name="T22">ğ</text:span></text:span><text:span text:style-name="Source_20_Text"><text:span text:style-name="T17">umuz openssl-armv7 dosyas</text:span></text:span><text:span text:style-name="Source_20_Text"><text:span text:style-name="T22">ı</text:span></text:span><text:span text:style-name="Source_20_Text"><text:span text:style-name="T17">n</text:span></text:span><text:span text:style-name="Source_20_Text"><text:span text:style-name="T22">ı</text:span></text:span><text:span text:style-name="Source_20_Text"><text:span text:style-name="T17">n <text:tab/></text:span></text:span><text:span text:style-name="Source_20_Text"><text:span text:style-name="T22">tam yolu</text:span></text:span><text:span text:style-name="Source_20_Text"><text:span text:style-name="T17"> be</text:span></text:span><text:span text:style-name="Source_20_Text"><text:span text:style-name="T22">lirtecek</text:span></text:span><text:span text:style-name="Source_20_Text"><text:span text:style-name="T17"> </text:span></text:span><text:span text:style-name="Source_20_Text"><text:span text:style-name="T22">ş</text:span></text:span><text:span text:style-name="Source_20_Text"><text:span text:style-name="T17">ekilde de</text:span></text:span><text:span text:style-name="Source_20_Text"><text:span text:style-name="T22">ğ</text:span></text:span><text:span text:style-name="Source_20_Text"><text:span text:style-name="T17">i</text:span></text:span><text:span text:style-name="Source_20_Text"><text:span text:style-name="T22">ş</text:span></text:span><text:span text:style-name="Source_20_Text"><text:span text:style-name="T17">tirilmelidir.</text:span></text:span></text:p>
      <text:p text:style-name="P8"><text:span text:style-name="Source_20_Text"><text:span text:style-name="T13"><text:tab/>$ cmake .. \</text:span></text:span></text:p>
      <text:p text:style-name="P8"><text:span text:style-name="Source_20_Text"><text:span text:style-name="T13"><text:tab/> -DPAHO_WITH_SSL=ON \<text:tab/></text:span></text:span><text:span text:style-name="Source_20_Text"><text:span text:style-name="T17">#SSL deste</text:span></text:span><text:span text:style-name="Source_20_Text"><text:span text:style-name="T22">ğ</text:span></text:span><text:span text:style-name="Source_20_Text"><text:span text:style-name="T17">i parametresi </text:span></text:span></text:p>
      <text:p text:style-name="P8"><text:span text:style-name="Source_20_Text"><text:span text:style-name="T13"><text:s/><text:tab/> -DPAHO_BUILD_STATIC=ON \<text:tab/></text:span></text:span></text:p>
      <text:p text:style-name="P8"><text:span text:style-name="Source_20_Text"><text:span text:style-name="T13"><text:s/><text:tab/> -DCMAKE_SYSTEM_NAME=Linux \</text:span></text:span></text:p>
      <text:p text:style-name="P8"><text:span text:style-name="Source_20_Text"><text:span text:style-name="T13"><text:s text:c="2"/><text:tab/> -DCMAKE_SYSTEM_PROCESSOR=arm \</text:span></text:span></text:p>
      <text:p text:style-name="P8"><text:span text:style-name="Source_20_Text"><text:span text:style-name="T13"><text:s text:c="2"/><text:tab/> -DCMAKE_C_COMPILER=arm-linux-gnueabihf-gcc \</text:span></text:span></text:p>
      <text:p text:style-name="P8"><text:span text:style-name="Source_20_Text"><text:span text:style-name="T13"><text:s text:c="2"/><text:tab/> -DOPENSSL_ROOT_DIR=/full/path/to/openssl-armv7 \ <text:s text:c="6"/></text:span></text:span></text:p>
      <text:p text:style-name="P8"><text:span text:style-name="Source_20_Text"><text:span text:style-name="T13"><text:s text:c="2"/><text:tab/> -DOPENSSL_LIBRARIES=/full/path/to/openssl-armv7/lib \ <text:s text:c="13"/></text:span></text:span></text:p>
      <text:p text:style-name="P8"><text:span text:style-name="Source_20_Text"><text:span text:style-name="T13"><text:s/><text:tab/> -DOPENSSL_INCLUDE_DIR=/full/path/to/openssl-armv7/include <text:s text:c="2"/>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><text:tab/></text:span></text:span><text:span text:style-name="Source_20_Text"><text:span text:style-name="T18"># </text:span></text:span><text:span text:style-name="Source_20_Text"><text:span text:style-name="T14">make </text:span></text:span><text:span text:style-name="Source_20_Text"><text:span text:style-name="T18">komutu ile </text:span></text:span><text:span text:style-name="Source_20_Text"><text:span text:style-name="T22">yapılandırılmış </text:span></text:span><text:span text:style-name="Source_20_Text"><text:span text:style-name="T18">PAHO k</text:span></text:span><text:span text:style-name="Source_20_Text"><text:span text:style-name="T22">ü</text:span></text:span><text:span text:style-name="Source_20_Text"><text:span text:style-name="T18">t</text:span></text:span><text:span text:style-name="Source_20_Text"><text:span text:style-name="T22">ü</text:span></text:span><text:span text:style-name="Source_20_Text"><text:span text:style-name="T18">phanesi derlenmektedir. Sisteme kurulmas</text:span></text:span><text:span text:style-name="Source_20_Text"><text:span text:style-name="T22">ı</text:span></text:span><text:span text:style-name="Source_20_Text"><text:span text:style-name="T18"> </text:span></text:span><text:span text:style-name="Source_20_Text"><text:span text:style-name="T22">ihtiyaç</text:span></text:span><text:span text:style-name="Source_20_Text"><text:span text:style-name="T18"> oldu</text:span></text:span><text:span text:style-name="Source_20_Text"><text:span text:style-name="T22">ğ</text:span></text:span><text:span text:style-name="Source_20_Text"><text:span text:style-name="T18">u durumlarda </text:span></text:span><text:span text:style-name="Source_20_Text"><text:span text:style-name="T14">make install</text:span></text:span><text:span text:style-name="Source_20_Text"><text:span text:style-name="T18"> komutu kullan</text:span></text:span><text:span text:style-name="Source_20_Text"><text:span text:style-name="T22">ı</text:span></text:span><text:span text:style-name="Source_20_Text"><text:span text:style-name="T18">lmal</text:span></text:span><text:span text:style-name="Source_20_Text"><text:span text:style-name="T22">ı</text:span></text:span><text:span text:style-name="Source_20_Text"><text:span text:style-name="T18">d</text:span></text:span><text:span text:style-name="Source_20_Text"><text:span text:style-name="T22">ı</text:span></text:span><text:span text:style-name="Source_20_Text"><text:span text:style-name="T18">r</text:span></text:span><text:span text:style-name="Source_20_Text"><text:span text:style-name="T22">. Aksi halde yalnız </text:span></text:span><text:span text:style-name="Source_20_Text"><text:span text:style-name="T15">make</text:span></text:span><text:span text:style-name="Source_20_Text"><text:span text:style-name="T22"> komutu sadece dosya halinde tutacaktır</text:span></text:span></text:p>
      <text:p text:style-name="P8"><text:span text:style-name="Source_20_Text"><text:span text:style-name="T18"><text:tab/><text:tab/></text:span></text:span></text:p>
      <text:p text:style-name="P8"><text:span text:style-name="Source_20_Text"><text:span text:style-name="T18"><text:tab/></text:span></text:span><text:span text:style-name="Source_20_Text"><text:span text:style-name="T14">$ make</text:span></text:span></text:p>
      <text:p text:style-name="P9"><text:span text:style-name="Source_20_Text"><text:span text:style-name="T18"/></text:span></text:p>
      <text:p text:style-name="P21"><text:span text:style-name="Source_20_Text"><text:span text:style-name="T18">Bu komutlar </text:span></text:span><text:span text:style-name="Source_20_Text"><text:span text:style-name="T22">çalıştırıldıktan</text:span></text:span><text:span text:style-name="Source_20_Text"><text:span text:style-name="T18"> sonra </text:span></text:span><text:span text:style-name="Source_20_Text"><text:span text:style-name="T14">build_arm/src</text:span></text:span><text:span text:style-name="Source_20_Text"><text:span text:style-name="T18"> dosyas</text:span></text:span><text:span text:style-name="Source_20_Text"><text:span text:style-name="T22">ı</text:span></text:span><text:span text:style-name="Source_20_Text"><text:span text:style-name="T18"> </text:span></text:span><text:span text:style-name="Source_20_Text"><text:span text:style-name="T22">iç</text:span></text:span><text:span text:style-name="Source_20_Text"><text:span text:style-name="T18">erisinde <text:s/></text:span></text:span><text:span text:style-name="Source_20_Text"><text:span text:style-name="T14">libpaho-mqtt3cs.a </text:span></text:span><text:span text:style-name="Source_20_Text"><text:span text:style-name="T18">adinda bir dosya ortaya </text:span></text:span><text:span text:style-name="Source_20_Text"><text:span text:style-name="T22">çı</text:span></text:span><text:span text:style-name="Source_20_Text"><text:span text:style-name="T18">kmaktad</text:span></text:span><text:span text:style-name="Source_20_Text"><text:span text:style-name="T22">ı</text:span></text:span><text:span text:style-name="Source_20_Text"><text:span text:style-name="T18">r. Bu dosya ARMv7 i</text:span></text:span><text:span text:style-name="Source_20_Text"><text:span text:style-name="T22">ç</text:span></text:span><text:span text:style-name="Source_20_Text"><text:span text:style-name="T18">in statik derlemde kullanilacak temel dosyad</text:span></text:span><text:span text:style-name="Source_20_Text"><text:span text:style-name="T22">ı</text:span></text:span><text:span text:style-name="Source_20_Text"><text:span text:style-name="T18">r. Dosyan</text:span></text:span><text:span text:style-name="Source_20_Text"><text:span text:style-name="T22">ı</text:span></text:span><text:span text:style-name="Source_20_Text"><text:span text:style-name="T18">n "mqtt3" k</text:span></text:span><text:span text:style-name="Source_20_Text"><text:span text:style-name="T22">ı</text:span></text:span><text:span text:style-name="Source_20_Text"><text:span text:style-name="T18">sm</text:span></text:span><text:span text:style-name="Source_20_Text"><text:span text:style-name="T22">ı</text:span></text:span><text:span text:style-name="Source_20_Text"><text:span text:style-name="T18"> mqtt 3. versiyonu kullan</text:span></text:span><text:span text:style-name="Source_20_Text"><text:span text:style-name="T22">ıl</text:span></text:span><text:span text:style-name="Source_20_Text"><text:span text:style-name="T18">d</text:span></text:span><text:span text:style-name="Source_20_Text"><text:span text:style-name="T22">ığı</text:span></text:span><text:span text:style-name="Source_20_Text"><text:span text:style-name="T18">, "</text:span></text:span><text:span text:style-name="Source_20_Text"><text:span text:style-name="T22">C"</text:span></text:span><text:span text:style-name="Source_20_Text"><text:span text:style-name="T18"> k</text:span></text:span><text:span text:style-name="Source_20_Text"><text:span text:style-name="T22">ısmı</text:span></text:span><text:span text:style-name="Source_20_Text"><text:span text:style-name="T18"> C dilini kullan</text:span></text:span><text:span text:style-name="Source_20_Text"><text:span text:style-name="T22">ıl</text:span></text:span><text:span text:style-name="Source_20_Text"><text:span text:style-name="T18">d</text:span></text:span><text:span text:style-name="Source_20_Text"><text:span text:style-name="T22">ığı</text:span></text:span><text:span text:style-name="Source_20_Text"><text:span text:style-name="T18">, "S" k</text:span></text:span><text:span text:style-name="Source_20_Text"><text:span text:style-name="T22">ı</text:span></text:span><text:span text:style-name="Source_20_Text"><text:span text:style-name="T18">sm</text:span></text:span><text:span text:style-name="Source_20_Text"><text:span text:style-name="T22">ı</text:span></text:span><text:span text:style-name="Source_20_Text"><text:span text:style-name="T18"> Secure(TLS) </text:span></text:span><text:span text:style-name="Source_20_Text"><text:span text:style-name="T22">kullanıldığı</text:span></text:span><text:span text:style-name="Source_20_Text"><text:span text:style-name="T18"> ve .a uzant</text:span></text:span><text:span text:style-name="Source_20_Text"><text:span text:style-name="T22">ısı</text:span></text:span><text:span text:style-name="Source_20_Text"><text:span text:style-name="T18"> ile statik </text:span></text:span><text:span text:style-name="Source_20_Text"><text:span text:style-name="T22">olduğubu göstermektedir</text:span></text:span><text:span text:style-name="Source_20_Text"><text:span text:style-name="T18">.</text:span></text:span></text:p>
      <text:p text:style-name="P9"><text:span text:style-name="Source_20_Text"><text:span text:style-name="T18"/></text:span></text:p>
      <text:p text:style-name="P10"><text:span text:style-name="Source_20_Text"><text:span text:style-name="T19">7. Derleme icin Toolchain </text:span></text:span><text:span text:style-name="Source_20_Text"><text:span text:style-name="T22">hazır</text:span></text:span><text:span text:style-name="Source_20_Text"><text:span text:style-name="T19"> </text:span></text:span><text:span text:style-name="Source_20_Text"><text:span text:style-name="T21">hale </text:span></text:span><text:span text:style-name="Source_20_Text"><text:span text:style-name="T22">getirilmiştir</text:span></text:span><text:span text:style-name="Source_20_Text"><text:span text:style-name="T19">, client.c ve broker.c kodlar</text:span></text:span><text:span text:style-name="Source_20_Text"><text:span text:style-name="T22">ı</text:span></text:span><text:span text:style-name="Source_20_Text"><text:span text:style-name="T19"> i</text:span></text:span><text:span text:style-name="Source_20_Text"><text:span text:style-name="T22">ç</text:span></text:span><text:span text:style-name="Source_20_Text"><text:span text:style-name="T19">erisinde belirli sertifikalar kullan</text:span></text:span><text:span text:style-name="Source_20_Text"><text:span text:style-name="T22">ı</text:span></text:span><text:span text:style-name="Source_20_Text"><text:span text:style-name="T19">lmaktadir. Bu sertifikilar a</text:span></text:span><text:span text:style-name="Source_20_Text"><text:span text:style-name="T22">ş</text:span></text:span><text:span text:style-name="Source_20_Text"><text:span text:style-name="T19">a</text:span></text:span><text:span text:style-name="Source_20_Text"><text:span text:style-name="T22">ğı</text:span></text:span><text:span text:style-name="Source_20_Text"><text:span text:style-name="T19">daki kodda test parametreleri ile verlimektedir.</text:span></text:span></text:p>
      <text:p text:style-name="P10"/>
      <text:p text:style-name="P23"><text:tab/><text:span text:style-name="T39"># certs </text:span><text:span text:style-name="T41">klasörünün</text:span><text:span text:style-name="T39"> oluşturulması </text:span></text:p>
      <text:p text:style-name="P11"><text:tab/><text:span text:style-name="T6">$ mkdir certs</text:span></text:p>
      <text:p text:style-name="P16"><text:tab/></text:p>
      <text:p text:style-name="P16"><text:span text:style-name="T40"><text:tab/># CA </text:span><text:span text:style-name="T43">oluşturulması</text:span></text:p>
      <text:p text:style-name="P10"><text:tab/><text:span text:style-name="T5">$ </text:span><text:span text:style-name="T42">openssl genrsa -out ca.key 2048</text:span></text:p>
      <text:p text:style-name="P10"><text:tab/><text:span text:style-name="T5">$ </text:span><text:span text:style-name="T42">openssl req -x509 -new -nodes -key ca.key -sha256 -days 3650 -out ca.crt \</text:span></text:p>
      <text:p text:style-name="P13"><text:tab/><text:tab/>-subj "/C=US/ST=Test/L=Test/O=Test CA/OU=Dev/CN=Test CA"</text:p>
      <text:p text:style-name="P13"/>
      <text:p text:style-name="P24"><text:span text:style-name="T5"><text:tab/></text:span><text:span text:style-name="T8"># Server Key and CSR </text:span><text:span text:style-name="T9">oluşturulması</text:span><text:span text:style-name="T8"> </text:span></text:p>
      <text:p text:style-name="P13"><text:tab/>$ openssl genrsa -out server.key 2048</text:p>
      <text:p text:style-name="P13"><text:tab/>$ openssl req -new -key server.key -out server.csr \</text:p>
      <text:p text:style-name="P13"><text:s text:c="4"/><text:tab/><text:tab/>-subj "/C=US/ST=Test/L=Test/O=Test Server/OU=Dev/CN=localhost"</text:p>
      <text:p text:style-name="P12"><text:tab/></text:p>
      <text:p text:style-name="P25"><text:tab/><text:span text:style-name="T8"># Server’in CSR </text:span><text:span text:style-name="T10">aracılığı</text:span><text:span text:style-name="T8"> ile CA ile </text:span><text:span text:style-name="T10">ilişkilendirilmesi</text:span></text:p>
      <text:p text:style-name="P12"><text:span text:style-name="T8"><text:tab/></text:span><text:span text:style-name="T38">$ openssl x509 -req -in server.csr -CA ca.crt -CAkey ca.key -CAcreateserial \</text:span></text:p>
      <text:p text:style-name="P13"><text:s text:c="4"/><text:tab/><text:tab/>-out server.crt -days 1000 -sha256</text:p>
      <text:p text:style-name="P12"><text:tab/></text:p>
      <text:p text:style-name="P25"><text:tab/><text:span text:style-name="T8"># Client Key ve CSR </text:span><text:span text:style-name="T9">oluşturulması</text:span><text:span text:style-name="T8"> </text:span></text:p>
      <text:p text:style-name="P13"><text:tab/>$ openssl genrsa -out client.key 2048</text:p>
      <text:p text:style-name="P13"><text:tab/>$ openssl req -new -key client.key -out client.csr \</text:p>
      <text:p text:style-name="P13"><text:s text:c="4"/><text:tab/><text:tab/>-subj "/C=US/ST=Test/L=Test/O=Test Client/OU=Dev/CN=Test Client"</text:p>
      <text:p text:style-name="P12"><text:tab/></text:p>
      <text:p text:style-name="P25"><text:tab/><text:span text:style-name="T8"># Client’in CSR </text:span><text:span text:style-name="T10">aracılığı</text:span><text:span text:style-name="T8"> ile CA ile </text:span><text:span text:style-name="T10">ilişkilendirilmesi</text:span></text:p>
      <text:p text:style-name="P12"><text:span text:style-name="T8"><text:tab/></text:span><text:span text:style-name="T38">$ openssl x509 -req -in client.csr -CA ca.crt -CAkey ca.key -CAcreateserial \</text:span></text:p>
      <text:p text:style-name="P13"><text:s text:c="4"/><text:tab/><text:tab/>-out client.crt -days 1000 -sha256</text:p>
      <text:p text:style-name="P12"/>
      <text:p text:style-name="P12"><text:soft-page-break/></text:p>
      <text:p text:style-name="P14">8. <text:span text:style-name="T45">oluşturulan</text:span> dosyalar ile Cross-Compile i<text:span text:style-name="T45">ş</text:span>lemi asa<text:span text:style-name="T45">ğ</text:span>idaki gibidir ;</text:p>
      <text:p text:style-name="P14"/>
      <text:p text:style-name="P15"><text:span text:style-name="Source_20_Text"><text:span text:style-name="T23"><text:tab/>Not : OPENSSL (en son 3 parametre) </text:span></text:span><text:span text:style-name="Source_20_Text"><text:span text:style-name="T37">oluşturulan</text:span></text:span><text:span text:style-name="Source_20_Text"><text:span text:style-name="T23"> openssl-armv7 dosyas</text:span></text:span><text:span text:style-name="Source_20_Text"><text:span text:style-name="T37">ının</text:span></text:span><text:span text:style-name="Source_20_Text"><text:span text:style-name="T23"> full path</text:span></text:span><text:span text:style-name="Source_20_Text"><text:span text:style-name="T37">’ı</text:span></text:span><text:span text:style-name="Source_20_Text"><text:span text:style-name="T23"> belirtilecek </text:span></text:span><text:span text:style-name="Source_20_Text"><text:span text:style-name="T37">şekilde değiştirilmelidir</text:span></text:span><text:span text:style-name="Source_20_Text"><text:span text:style-name="T23">.</text:span></text:span></text:p>
      <text:p text:style-name="P20"><text:tab/></text:p>
      <text:p text:style-name="P18"><text:span text:style-name="T29"><text:tab/></text:span><text:span text:style-name="T33">$</text:span><text:span text:style-name="T29"> </text:span><text:span text:style-name="Source_20_Text"><text:span text:style-name="T33">arm-linux-gnueabihf-gcc -static -o client_arm client.c \ </text:span></text:span></text:p>
      <text:p text:style-name="P17"><text:span text:style-name="Source_20_Text"><text:span text:style-name="T33"><text:tab/> <text:s text:c="4"/>./paho.mqtt.c/build_arm/src/libpaho-mqtt3cs.a \ <text:s text:c="2"/></text:span></text:span><text:span text:style-name="Source_20_Text"><text:span text:style-name="T29">#</text:span></text:span><text:span text:style-name="Source_20_Text"><text:span text:style-name="T32"> Oluşturulan</text:span></text:span><text:span text:style-name="Source_20_Text"><text:span text:style-name="T29"> .a dosyasi</text:span></text:span></text:p>
      <text:p text:style-name="P17"><text:span text:style-name="Source_20_Text"><text:span text:style-name="T33"><text:tab/> <text:s text:c="4"/>-I./paho.mqtt.c/src \<text:tab/><text:tab/><text:tab/><text:tab/><text:tab/></text:span></text:span></text:p>
      <text:p text:style-name="P17"><text:span text:style-name="Source_20_Text"><text:span text:style-name="T33"><text:tab/> <text:s text:c="4"/>-I/full/path/to/openssl-armv7/include \</text:span></text:span></text:p>
      <text:p text:style-name="P17"><text:span text:style-name="Source_20_Text"><text:span text:style-name="T33"><text:s/><text:tab/> <text:s text:c="4"/>/full/path/to/openssl-armv7/lib/libssl.a \</text:span></text:span></text:p>
      <text:p text:style-name="P17"><text:span text:style-name="Source_20_Text"><text:span text:style-name="T33"><text:tab/> <text:s text:c="4"/>/full/path/to/openssl-armv7/lib/libcrypto.a \</text:span></text:span></text:p>
      <text:p text:style-name="P17"><text:span text:style-name="Source_20_Text"><text:span text:style-name="T33"><text:tab/> <text:s text:c="4"/>-ldl -lpthread</text:span></text:span></text:p>
      <text:p text:style-name="P17"><text:span text:style-name="Source_20_Text"><text:span text:style-name="T33"><text:tab/></text:span></text:span></text:p>
      <text:p text:style-name="P17"><text:span text:style-name="Source_20_Text"><text:span text:style-name="T33"><text:tab/></text:span></text:span><text:span text:style-name="Source_20_Text"><text:span text:style-name="T30"># Kullan</text:span></text:span><text:span text:style-name="Source_20_Text"><text:span text:style-name="T32">ı</text:span></text:span><text:span text:style-name="Source_20_Text"><text:span text:style-name="T30">lan -staic flag’i kodun tamamen statik derlenmesini sa</text:span></text:span><text:span text:style-name="Source_20_Text"><text:span text:style-name="T32">ğ</text:span></text:span><text:span text:style-name="Source_20_Text"><text:span text:style-name="T30">lamaktadir. Bu da </text:span></text:span><text:span text:style-name="Source_20_Text"><text:span text:style-name="T32">dosyanın</text:span></text:span><text:span text:style-name="Source_20_Text"><text:span text:style-name="T30"> <text:tab/></text:span></text:span><text:span text:style-name="Source_20_Text"><text:span text:style-name="T32">çalıştığında</text:span></text:span><text:span text:style-name="Source_20_Text"><text:span text:style-name="T30"> herhangi ek </text:span></text:span><text:span text:style-name="Source_20_Text"><text:span text:style-name="T32">kütüphaneye</text:span></text:span><text:span text:style-name="Source_20_Text"><text:span text:style-name="T30"> ihtiya</text:span></text:span><text:span text:style-name="Source_20_Text"><text:span text:style-name="T32">ç</text:span></text:span><text:span text:style-name="Source_20_Text"><text:span text:style-name="T30"> duymamas</text:span></text:span><text:span text:style-name="Source_20_Text"><text:span text:style-name="T32">ını</text:span></text:span><text:span text:style-name="Source_20_Text"><text:span text:style-name="T30"> sa</text:span></text:span><text:span text:style-name="Source_20_Text"><text:span text:style-name="T32">ğ</text:span></text:span><text:span text:style-name="Source_20_Text"><text:span text:style-name="T30">lamaktad</text:span></text:span><text:span text:style-name="Source_20_Text"><text:span text:style-name="T32">ı</text:span></text:span><text:span text:style-name="Source_20_Text"><text:span text:style-name="T30">r.</text:span></text:span></text:p>
      <text:p text:style-name="P17"><text:span text:style-name="Source_20_Text"><text:span text:style-name="T30"/></text:span></text:p>
      <text:p text:style-name="P23"><text:span text:style-name="Source_20_Text"><text:span text:style-name="T30">9. client kodu derlendikten sonra yap</text:span></text:span><text:span text:style-name="Source_20_Text"><text:span text:style-name="T32">ı</text:span></text:span><text:span text:style-name="Source_20_Text"><text:span text:style-name="T30">lmasi gereken broker kodunun derlenmesidir. Test icin </text:span></text:span><text:span text:style-name="Source_20_Text"><text:span text:style-name="T32">ö</text:span></text:span><text:span text:style-name="Source_20_Text"><text:span text:style-name="T31">rnek broker kodu yaz</text:span></text:span><text:span text:style-name="Source_20_Text"><text:span text:style-name="T32">ı</text:span></text:span><text:span text:style-name="Source_20_Text"><text:span text:style-name="T31">lm</text:span></text:span><text:span text:style-name="Source_20_Text"><text:span text:style-name="T32">ış</text:span></text:span><text:span text:style-name="Source_20_Text"><text:span text:style-name="T31">t</text:span></text:span><text:span text:style-name="Source_20_Text"><text:span text:style-name="T32">ı</text:span></text:span><text:span text:style-name="Source_20_Text"><text:span text:style-name="T31">r. Client.c kodunda "</text:span></text:span><text:span text:style-name="Source_20_Text"><text:span text:style-name="T32">IP"</text:span></text:span><text:span text:style-name="Source_20_Text"><text:span text:style-name="T31"> kodunda de</text:span></text:span><text:span text:style-name="Source_20_Text"><text:span text:style-name="T32">ğ</text:span></text:span><text:span text:style-name="Source_20_Text"><text:span text:style-name="T31">i</text:span></text:span><text:span text:style-name="Source_20_Text"><text:span text:style-name="T32">ş</text:span></text:span><text:span text:style-name="Source_20_Text"><text:span text:style-name="T31">iklik yap</text:span></text:span><text:span text:style-name="Source_20_Text"><text:span text:style-name="T32">ı</text:span></text:span><text:span text:style-name="Source_20_Text"><text:span text:style-name="T31">larak herhangi MOSQUITTO veya benzeri broker’a </text:span></text:span><text:span text:style-name="Source_20_Text"><text:span text:style-name="T32">bağlanılabilmektedir.</text:span></text:span></text:p>
      <text:p text:style-name="P18"><text:span text:style-name="Source_20_Text"><text:span text:style-name="T31"><text:tab/></text:span></text:span></text:p>
      <text:p text:style-name="P19"><text:span text:style-name="Source_20_Text"><text:span text:style-name="T31"><text:tab/># broker.c kodunun derlenmesi<text:tab/></text:span></text:span></text:p>
      <text:p text:style-name="P19"><text:span text:style-name="Source_20_Text"><text:span text:style-name="T31"><text:tab/></text:span></text:span><text:span text:style-name="Source_20_Text"><text:span text:style-name="T35">$ gcc broker.c -o broker -lssl -lcrypto</text:span></text:span></text:p>
      <text:p text:style-name="P18"><text:span text:style-name="Source_20_Text"><text:span text:style-name="T30"/></text:span></text:p>
      <text:p text:style-name="P18"><text:span text:style-name="Source_20_Text"><text:span text:style-name="T30">10. ilgili komutla</text:span></text:span><text:span text:style-name="Source_20_Text"><text:span text:style-name="T31">r</text:span></text:span><text:span text:style-name="Source_20_Text"><text:span text:style-name="T30"> </text:span></text:span><text:span text:style-name="Source_20_Text"><text:span text:style-name="T32">çalıştırıldıktan</text:span></text:span><text:span text:style-name="Source_20_Text"><text:span text:style-name="T30"> sonra ortaya client_arm ad</text:span></text:span><text:span text:style-name="Source_20_Text"><text:span text:style-name="T32">ı</text:span></text:span><text:span text:style-name="Source_20_Text"><text:span text:style-name="T30">nda executable binary dosyas</text:span></text:span><text:span text:style-name="Source_20_Text"><text:span text:style-name="T32">ı</text:span></text:span><text:span text:style-name="Source_20_Text"><text:span text:style-name="T30"> </text:span></text:span><text:span text:style-name="Source_20_Text"><text:span text:style-name="T32">çı</text:span></text:span><text:span text:style-name="Source_20_Text"><text:span text:style-name="T30">kmaktad</text:span></text:span><text:span text:style-name="Source_20_Text"><text:span text:style-name="T32">ı</text:span></text:span><text:span text:style-name="Source_20_Text"><text:span text:style-name="T30">r. Bu dosya</text:span></text:span><text:span text:style-name="Source_20_Text"><text:span text:style-name="T31">lardan client_arm,</text:span></text:span><text:span text:style-name="Source_20_Text"><text:span text:style-name="T30"> EC25 cihazina g</text:span></text:span><text:span text:style-name="Source_20_Text"><text:span text:style-name="T32">ö</text:span></text:span><text:span text:style-name="Source_20_Text"><text:span text:style-name="T30">nderdikten sonra </text:span></text:span><text:span text:style-name="Source_20_Text"><text:span text:style-name="T32">ç</text:span></text:span><text:span text:style-name="Source_20_Text"><text:span text:style-name="T30">al</text:span></text:span><text:span text:style-name="Source_20_Text"><text:span text:style-name="T32">ış</text:span></text:span><text:span text:style-name="Source_20_Text"><text:span text:style-name="T30">mas</text:span></text:span><text:span text:style-name="Source_20_Text"><text:span text:style-name="T32">ı</text:span></text:span><text:span text:style-name="Source_20_Text"><text:span text:style-name="T30"> sa</text:span></text:span><text:span text:style-name="Source_20_Text"><text:span text:style-name="T32">ğ</text:span></text:span><text:span text:style-name="Source_20_Text"><text:span text:style-name="T30">lan</text:span></text:span><text:span text:style-name="Source_20_Text"><text:span text:style-name="T32">ı</text:span></text:span><text:span text:style-name="Source_20_Text"><text:span text:style-name="T30">lmal</text:span></text:span><text:span text:style-name="Source_20_Text"><text:span text:style-name="T32">ı</text:span></text:span><text:span text:style-name="Source_20_Text"><text:span text:style-name="T30">d</text:span></text:span><text:span text:style-name="Source_20_Text"><text:span text:style-name="T32">ı</text:span></text:span><text:span text:style-name="Source_20_Text"><text:span text:style-name="T30">r.</text:span></text:span></text:p>
      <text:p text:style-name="P18"><text:span text:style-name="Source_20_Text"><text:span text:style-name="T30"/></text:span></text:p>
      <text:p text:style-name="P18"><text:span text:style-name="Source_20_Text"><text:span text:style-name="T30"><text:tab/></text:span></text:span><text:span text:style-name="Source_20_Text"><text:span text:style-name="T34">$ adb push client_arm /</text:span></text:span><text:span text:style-name="Source_20_Text"><text:span text:style-name="T36">home</text:span></text:span><text:span text:style-name="Source_20_Text"><text:span text:style-name="T28">/root <text:s/></text:span></text:span><text:span text:style-name="Source_20_Text"><text:span text:style-name="T24"># Dosya EC25 cihazina </text:span></text:span><text:span text:style-name="Source_20_Text"><text:span text:style-name="T26">aktarılır</text:span></text:span></text:p>
      <text:p text:style-name="P18"><text:span text:style-name="Source_20_Text"><text:span text:style-name="T24"><text:tab/></text:span></text:span></text:p>
      <text:p text:style-name="P18"><text:span text:style-name="Source_20_Text"><text:span text:style-name="T24">11. </text:span></text:span><text:span text:style-name="Source_20_Text"><text:span text:style-name="T25">derlenen broker kodu </text:span></text:span><text:span text:style-name="Source_20_Text"><text:span text:style-name="T26">çalıştırıldıktan</text:span></text:span><text:span text:style-name="Source_20_Text"><text:span text:style-name="T25"> sonra 8883 portunun dinlendi</text:span></text:span><text:span text:style-name="Source_20_Text"><text:span text:style-name="T26">ğ</text:span></text:span><text:span text:style-name="Source_20_Text"><text:span text:style-name="T25">ine dair mesaj gor</text:span></text:span><text:span text:style-name="Source_20_Text"><text:span text:style-name="T26">ü</text:span></text:span><text:span text:style-name="Source_20_Text"><text:span text:style-name="T25">lmelidir, ard</text:span></text:span><text:span text:style-name="Source_20_Text"><text:span text:style-name="T26">ı</text:span></text:span><text:span text:style-name="Source_20_Text"><text:span text:style-name="T25">ndan EC25 cihaz</text:span></text:span><text:span text:style-name="Source_20_Text"><text:span text:style-name="T26">ı</text:span></text:span><text:span text:style-name="Source_20_Text"><text:span text:style-name="T25">nda client_arm kodu </text:span></text:span><text:span text:style-name="Source_20_Text"><text:span text:style-name="T26">çalıştırılır </text:span></text:span><text:span text:style-name="Source_20_Text"><text:span text:style-name="T25">ve paketlerin g</text:span></text:span><text:span text:style-name="Source_20_Text"><text:span text:style-name="T26">ö</text:span></text:span><text:span text:style-name="Source_20_Text"><text:span text:style-name="T25">nderildi</text:span></text:span><text:span text:style-name="Source_20_Text"><text:span text:style-name="T26">ğ</text:span></text:span><text:span text:style-name="Source_20_Text"><text:span text:style-name="T25">ine dair mesajlar g</text:span></text:span><text:span text:style-name="Source_20_Text"><text:span text:style-name="T26">ö</text:span></text:span><text:span text:style-name="Source_20_Text"><text:span text:style-name="T25">zlemlenir.</text:span></text:span></text:p>
      <text:p text:style-name="P19"><text:span text:style-name="Source_20_Text"><text:span text:style-name="T25"><text:tab/></text:span></text:span></text:p>
      <text:p text:style-name="P19"><text:span text:style-name="Source_20_Text"><text:span text:style-name="T25"><text:tab/># Binary dosyas</text:span></text:span><text:span text:style-name="Source_20_Text"><text:span text:style-name="T26">ı</text:span></text:span><text:span text:style-name="Source_20_Text"><text:span text:style-name="T25">n</text:span></text:span><text:span text:style-name="Source_20_Text"><text:span text:style-name="T26">ı</text:span></text:span><text:span text:style-name="Source_20_Text"><text:span text:style-name="T25">n </text:span></text:span><text:span text:style-name="Source_20_Text"><text:span text:style-name="T26">çalıştırılması</text:span></text:span></text:p>
      <text:p text:style-name="P19"><text:span text:style-name="Source_20_Text"><text:span text:style-name="T25"><text:tab/></text:span></text:span><text:span text:style-name="Source_20_Text"><text:span text:style-name="T27">$ ./client_arm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09:56:58.745127652</meta:creation-date>
    <meta:generator>LibreOffice/7.3.7.2$Linux_X86_64 LibreOffice_project/30$Build-2</meta:generator>
    <dc:date>2025-04-17T13:58:30.820448478</dc:date>
    <meta:editing-duration>PT18M30S</meta:editing-duration>
    <meta:editing-cycles>4</meta:editing-cycles>
    <meta:document-statistic meta:table-count="0" meta:image-count="0" meta:object-count="0" meta:page-count="3" meta:paragraph-count="105" meta:word-count="668" meta:character-count="5896" meta:non-whitespace-character-count="5049"/>
  </office:meta>
</office:document-meta>
</file>